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weight="bold"/>
    </style:style>
  </office:automatic-styles>
  <office:body>
    <office:text>
      <text:p text:style-name="Normal">We’re writing so many throwaway files, we might as well make a trashcan to throw them in.</text:p>
      <text:p text:style-name="Normal"/>
      <text:p text:style-name="Normal">06/03/2025, 19:12</text:p>
      <text:p text:style-name="Normal">We had a talk about procrastination earlier. It’s currently my main target. I just noticed how it works: random thoughts enter my mind while I’m studying, and I feel like indulging these thoughts. Just earlier, while reviewing some slides, it occurred to me that I ought to modify my Waybar style, that I ought to make multiple CSS files available for it. Then, there was also something I suddenly felt like checking on YouTube. I curbed both these intrusive thoughts. Oh, and I also thought I should search for a new writing app, a more modern one with more features but the same core.</text:p>
      <text:p text:style-name="Normal">But then, I had another one: I thought that it was a waste that all these throwaway files would be lost, and so I should make a single file where I write instead. A trashcan.</text:p>
      <text:p text:style-name="Normal">I thought it was actually a good idea, so I indulged it. So here we are.</text:p>
      <text:p text:style-name="Normal">Now that we have this space, now that I’ve decided to indulge an intrusive thought, let’s make use of it, let’s have it pay dividends: let’s analyse this newly discovered phenomenon of truly intrusive thoughts. I’ve been meditating for a while, but this is my first time noticing just how... Eager I am to give in to these thoughts. I have to curb that. It’s most likely a habit of mine, to just do whatever comes to mind at the moment. As you can imagine, and as I’ve experienced, it’s not a very productive habit. “Disruptive” qualifies it perfectly.</text:p>
      <text:p text:style-name="Normal">All right, acknowledging the issue is half the battle. Time to win the other half. This is going to be a long battle of attrition, one that will take weeks at the least, and years if I’m not fighting well. Let’s go.</text:p>
      <text:p text:style-name="Normal"/>
      <text:p text:style-name="Normal">20:03</text:p>
      <text:p text:style-name="Normal">I believe this thought is important enough to warrant an interruption: just now, I felt stupider than the me who was studying this subject one month or two ago. And you know what? It doesn’t matter. It’s okay if I feel stupider than before, or the stupidest I’ve ever been. Because, at the end of the day, I can only do my best, and I <text:span text:style-name="T1">will</text:span> do my best, even if it’s laughable or embarrassing. This is my best, this is everything I’ve got, and I’ll give it to you, all of it.</text:p>
      <text:p text:style-name="Normal">Because, whether it’s laughable or impossible, great men forge the path for the future.</text:p>
      <text:p text:style-name="Normal"/>
      <text:p text:style-name="Normal">07/03/2025, 16:11</text:p>
      <text:p text:style-name="Normal">I’m bad at the game of life.</text:p>
      <text:p text:style-name="Normal">That’s okay. What’s not okay is persisting in being bad. I wish to improve. To do better. To make better choices on a moment-to-moment basis. There’s only one way to achieve that: it’s by doing it. I know what I have to do, and it’s up to me to find the strength to do it.</text:p>
      <text:p text:style-name="Normal"/>
      <text:p text:style-name="Normal">Pollen allergy. I shouldn’t underestimate it. It’s a debuff I really don’t need. A mask it is. I feel a bit better alread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